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6 DS Roll No : 14</text:p>
      <text:p text:style-name="P1"># Experiment 5 : Palindrome</text:p>
      <text:p text:style-name="P1"># Date : 29th May 2023</text:p>
      <text:p text:style-name="P1"/>
      <text:p text:style-name="P1">df1 = read.table("./d1.txt", sep=",", header = TRUE)</text:p>
      <text:p text:style-name="P1">df2 = read.table("./d2.txt", sep=",", header = TRUE)</text:p>
      <text:p text:style-name="P1"/>
      <text:p text:style-name="P1">print('The input datasets are: ')</text:p>
      <text:p text:style-name="P1">print(df1)</text:p>
      <text:p text:style-name="P1">print(df2)</text:p>
      <text:p text:style-name="P1">df3 = merge(df1, df2, by='id')</text:p>
      <text:p text:style-name="P1">cat('MERGED DATAFRAME \n')</text:p>
      <text:p text:style-name="P1">print(df3)</text:p>
      <text:p text:style-name="P1"/>
      <text:p text:style-name="P1">df3['cgpa'] = sapply(df3['cgpa1'], as.numeric)</text:p>
      <text:p text:style-name="P1">df3['gpa'] = sapply(df3['cgpa2'], as.numeric)</text:p>
      <text:p text:style-name="P1"/>
      <text:p text:style-name="P1">palindrome = function(row) {</text:p>
      <text:p text:style-name="P1"><text:s text:c="4"/>name = row['name']</text:p>
      <text:p text:style-name="P1"><text:s text:c="4"/>namelist = strsplit(name, NULL)[[1]]</text:p>
      <text:p text:style-name="P1"><text:s text:c="4"/>revnamelist = rev(namelist)</text:p>
      <text:p text:style-name="P1"><text:s text:c="4"/></text:p>
      <text:p text:style-name="P1"><text:s text:c="4"/>if (identical(namelist, revnamelist)) {</text:p>
      <text:p text:style-name="P1"/>
      <text:p text:style-name="P1"><text:s text:c="8"/>cat(name, file = "output.txt", sep = "\n", append = TRUE)</text:p>
      <text:p text:style-name="P1"/>
      <text:p text:style-name="P1"><text:s text:c="4"/>}</text:p>
      <text:p text:style-name="P1">}</text:p>
      <text:p text:style-name="P1"/>
      <text:p text:style-name="P1">apply(df3, 1, palindrome)</text:p>
      <text:p text:style-name="P1"/>
      <text:p text:style-name="P1">maxmsr &lt;- apply(df3[c('cgpa1','cgpa2')], 1, max, na.rm=TRUE)</text:p>
      <text:p text:style-name="P1">cat('The maximum values in each row is : ', maxmsr)</text:p>
      <text:p text:style-name="P1">maxmsc&lt;- apply(df3[c('name','cgpa1','cgpa2')], 2, max, na.rm=TRUE)</text:p>
      <text:p text:style-name="P1">cat('\nThe maximum values in each column is : ', maxmsc)</text:p>
      <text:p text:style-name="P1"/>
      <text:p text:style-name="P1"/>
      <text:p text:style-name="P1">#Output</text:p>
      <text:p text:style-name="P1"/>
      <text:p text:style-name="P1">[1] "The input datasets are: "</text:p>
      <text:p text:style-name="P1"><text:s text:c="4"/>name id cgpa1</text:p>
      <text:p text:style-name="P1">1 ashmin <text:s/>1 <text:s text:c="4"/>5</text:p>
      <text:p text:style-name="P1"><text:soft-page-break/>2 <text:s text:c="3"/>anz <text:s/>2 <text:s text:c="4"/>6</text:p>
      <text:p text:style-name="P1">3 <text:s text:c="3"/>ada <text:s/>3 <text:s text:c="4"/>5</text:p>
      <text:p text:style-name="P1">4 <text:s text:c="3"/>ara <text:s/>4 <text:s text:c="4"/>5</text:p>
      <text:p text:style-name="P1"><text:s text:c="2"/>id cgpa2</text:p>
      <text:p text:style-name="P1">1 <text:s/>1 <text:s text:c="4"/>7</text:p>
      <text:p text:style-name="P1">2 <text:s/>2 <text:s text:c="4"/>1</text:p>
      <text:p text:style-name="P1">3 <text:s/>3 <text:s text:c="4"/>3</text:p>
      <text:p text:style-name="P1">4 <text:s/>4 <text:s text:c="4"/>2</text:p>
      <text:p text:style-name="P1">MERGED DATAFRAME </text:p>
      <text:p text:style-name="P1"><text:s text:c="2"/>id <text:s text:c="2"/>name cgpa1 cgpa2</text:p>
      <text:p text:style-name="P1">1 <text:s/>1 ashmin <text:s text:c="4"/>5 <text:s text:c="4"/>7</text:p>
      <text:p text:style-name="P1">2 <text:s/>2 <text:s text:c="3"/>anz <text:s text:c="4"/>6 <text:s text:c="4"/>1</text:p>
      <text:p text:style-name="P1">3 <text:s/>3 <text:s text:c="3"/>ada <text:s text:c="4"/>5 <text:s text:c="4"/>3</text:p>
      <text:p text:style-name="P1">4 <text:s/>4 <text:s text:c="3"/>ara <text:s text:c="4"/>5 <text:s text:c="4"/>2</text:p>
      <text:p text:style-name="P1">NULLThe maximum values in each row is : <text:s/>7 6 5 5</text:p>
      <text:p text:style-name="P1">The maximum values in each column is : <text:s/>ashmin 6 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19:27.651324870</meta:creation-date>
    <meta:print-date>2023-03-29T11:19:46.554560803</meta:print-date>
    <dc:date>2023-03-29T11:27:28.165302255</dc:date>
    <meta:editing-duration>PT8M</meta:editing-duration>
    <meta:editing-cycles>1</meta:editing-cycles>
    <meta:document-statistic meta:table-count="0" meta:image-count="0" meta:object-count="0" meta:page-count="2" meta:paragraph-count="47" meta:word-count="211" meta:character-count="1296" meta:non-whitespace-character-count="992"/>
    <meta:generator>LibreOffice/7.3.7.2$Linux_X86_64 LibreOffice_project/30$Build-2</meta:generator>
  </office:meta>
</office:document-meta>
</file>